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19174c" style:font-size-asian="14pt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9ea45" style:font-size-asian="14pt" style:font-size-complex="14pt"/>
    </style:style>
    <style:style style:name="P4" style:family="paragraph" style:parent-style-name="Standard">
      <style:text-properties officeooo:paragraph-rsid="0019ea45"/>
    </style:style>
    <style:style style:name="T1" style:family="text">
      <style:text-properties officeooo:rsid="0019174c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9174c"/>
    </style:style>
    <style:style style:name="T4" style:family="text">
      <style:text-properties fo:language="en" fo:country="US" officeooo:rsid="0019ea45"/>
    </style:style>
    <style:style style:name="T5" style:family="text">
      <style:text-properties fo:font-size="14pt" officeooo:rsid="0019174c" style:font-size-asian="12.25pt" style:font-size-complex="14pt"/>
    </style:style>
    <style:style style:name="T6" style:family="text">
      <style:text-properties fo:font-size="14pt" fo:language="en" fo:country="US" officeooo:rsid="0019174c" style:font-size-asian="14pt" style:font-size-complex="14pt"/>
    </style:style>
    <style:style style:name="T7" style:family="text">
      <style:text-properties fo:font-size="14pt" fo:language="en" fo:country="US" officeooo:rsid="0019ea45" style:font-size-asian="14pt" style:font-size-complex="14pt"/>
    </style:style>
    <style:style style:name="T8" style:family="text">
      <style:text-properties fo:font-size="14pt" officeooo:rsid="0019ea45" style:font-size-asian="14pt" style:font-size-complex="14pt"/>
    </style:style>
    <style:style style:name="T9" style:family="text">
      <style:text-properties officeooo:rsid="0019ea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</text:span><text:span text:style-name="T9">1</text:span><text:span text:style-name="T1"> </text:span><text:span text:style-name="T2">Yes, my department has a website. It contains information about </text:span><text:span text:style-name="T3">education</text:span><text:span text:style-name="T2">, admission </text:span><text:span text:style-name="T3">and</text:span><text:span text:style-name="T2"> events taking place at the department</text:span></text:p>
      <text:p text:style-name="P1"><text:span text:style-name="T2"/></text:p>
      <text:p text:style-name="P1"><text:span text:style-name="T3">2.</text:span><text:span text:style-name="T4">2</text:span><text:span text:style-name="T3"> </text:span><text:span text:style-name="T4">Yes</text:span><text:span text:style-name="T2"> I visited the websites of other universities, because I studied at the National Academy of Music and the Kyiv Municipal Academy of Music</text:span></text:p>
      <text:p text:style-name="P1"><text:span text:style-name="T2"/></text:p>
      <text:p text:style-name="P3"><text:span text:style-name="T4">3.3 </text:span><text:span text:style-name="T2">Researching software documentation. Browsing articles and forums related to specific information</text:span></text:p>
      <text:p text:style-name="P2"/>
      <text:p text:style-name="P2"><text:span text:style-name="T1">2. a.</text:span>This text highlights Whitborn as a prestigious research institution. It emphasizes its achievements, distinguished faculty, and interdisciplinary research approach to attract students and scholars.</text:p>
      <text:p text:style-name="P2"/>
      <text:p text:style-name="P4"><text:span text:style-name="T8">b. </text:span>A text about the research institutes <text:span text:style-name="T9">I</text:span> would <text:span text:style-name="T9">like to see</text:span> their goals, research areas, researcher profiles, student opportunities, achievements, and resourc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09:45:53.052379671</meta:creation-date>
    <dc:date>2024-11-10T10:35:55.171093538</dc:date>
    <meta:editing-duration>PT25M36S</meta:editing-duration>
    <meta:editing-cycles>1</meta:editing-cycles>
    <meta:document-statistic meta:table-count="0" meta:image-count="0" meta:object-count="0" meta:page-count="1" meta:paragraph-count="5" meta:word-count="105" meta:character-count="737" meta:non-whitespace-character-count="637"/>
    <meta:generator>LibreOffice/24.2.5.2$Linux_X86_64 LibreOffice_project/420$Build-2</meta:generator>
  </office:meta>
</office:document-meta>
</file>